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text text:use-soft-page-breaks="true">
      <text:p text:style-name="P1">CAR INVENTORY</text:p>
      <text:p text:style-name="Normal">Top drivers by miles</text:p>
      <text:p text:style-name="Normal"/>
      <text:p text:style-name="NoSpacing"><draw:frame draw:style-name="a0" draw:name="Chart 1" text:anchor-type="as-char" svg:x="0in" svg:y="0in" svg:width="5in" svg:height="3in" style:rel-width="scale" style:rel-height="scale"><draw:object xlink:href="Object 1/" xlink:type="simple" xlink:show="embed" xlink:actuate="onLoad"/><svg:title/><svg:desc/></draw:frame></text:p>
      <text:p text:style-name="Normal"/>
      <text:p text:style-name="Normal">Scatter Chart for the car Inventor. Miles on each Car</text:p>
      <text:p text:style-name="Normal"><draw:frame draw:style-name="a1" draw:name="Chart 1" text:anchor-type="as-char" svg:x="0in" svg:y="0in" svg:width="5in" svg:height="3in" style:rel-width="scale" style:rel-height="scale"><draw:object xlink:href="Object 2/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bukun Akinwale</meta:initial-creator>
    <dc:creator>Ibukun Akinwale</dc:creator>
    <meta:creation-date>2024-11-10T19:50:00Z</meta:creation-date>
    <dc:date>2024-11-10T20:00:00Z</dc:date>
    <meta:template xlink:href="Normal" xlink:type="simple"/>
    <meta:editing-cycles>1</meta:editing-cycles>
    <meta:editing-duration>PT600S</meta:editing-duration>
    <meta:document-statistic meta:page-count="1" meta:paragraph-count="1" meta:word-count="14" meta:character-count="96" meta:row-count="1" meta:non-whitespace-character-count="8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8" chart:class="chart:bar" chart:attached-axis="primary-y" chart:style-name="G0S0"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ard</text:p>
            </table:table-cell>
            <table:table-cell office:value-type="float" office:value="144647.69999999998"/>
          </table:table-row>
          <table:table-row>
            <table:table-cell office:value-type="string">
              <text:p>Chan</text:p>
            </table:table-cell>
            <table:table-cell office:value-type="float" office:value="150656.40000000002"/>
          </table:table-row>
          <table:table-row>
            <table:table-cell office:value-type="string">
              <text:p>Ewenty</text:p>
            </table:table-cell>
            <table:table-cell office:value-type="float" office:value="154427.9"/>
          </table:table-row>
          <table:table-row>
            <table:table-cell office:value-type="string">
              <text:p>Gaul</text:p>
            </table:table-cell>
            <table:table-cell office:value-type="float" office:value="179986"/>
          </table:table-row>
          <table:table-row>
            <table:table-cell office:value-type="string">
              <text:p>Howard</text:p>
            </table:table-cell>
            <table:table-cell office:value-type="float" office:value="143640.70000000001"/>
          </table:table-row>
          <table:table-row>
            <table:table-cell office:value-type="string">
              <text:p>Hulinski</text:p>
            </table:table-cell>
            <table:table-cell office:value-type="float" office:value="135078.20000000001"/>
          </table:table-row>
          <table:table-row>
            <table:table-cell office:value-type="string">
              <text:p>Jones</text:p>
            </table:table-cell>
            <table:table-cell office:value-type="float" office:value="184693.8"/>
          </table:table-row>
          <table:table-row>
            <table:table-cell office:value-type="string">
              <text:p>Lyon</text:p>
            </table:table-cell>
            <table:table-cell office:value-type="float" office:value="127731.3"/>
          </table:table-row>
          <table:table-row>
            <table:table-cell office:value-type="string">
              <text:p>McCall</text:p>
            </table:table-cell>
            <table:table-cell office:value-type="float" office:value="70964.899999999994"/>
          </table:table-row>
          <table:table-row>
            <table:table-cell office:value-type="string">
              <text:p>Praulty</text:p>
            </table:table-cell>
            <table:table-cell office:value-type="float" office:value="65315"/>
          </table:table-row>
          <table:table-row>
            <table:table-cell office:value-type="string">
              <text:p>Rodriguez</text:p>
            </table:table-cell>
            <table:table-cell office:value-type="float" office:value="138561.5"/>
          </table:table-row>
          <table:table-row>
            <table:table-cell office:value-type="string">
              <text:p>Santos</text:p>
            </table:table-cell>
            <table:table-cell office:value-type="float" office:value="141229.4"/>
          </table:table-row>
          <table:table-row>
            <table:table-cell office:value-type="string">
              <text:p>Smith</text:p>
            </table:table-cell>
            <table:table-cell office:value-type="float" office:value="305432.40000000002"/>
          </table:table-row>
          <table:table-row>
            <table:table-cell office:value-type="string">
              <text:p>Swartz</text:p>
            </table:table-cell>
            <table:table-cell office:value-type="float" office:value="177713.9"/>
          </table:table-row>
          <table:table-row>
            <table:table-cell office:value-type="string">
              <text:p>Torrens</text:p>
            </table:table-cell>
            <table:table-cell office:value-type="float" office:value="65964.899999999994"/>
          </table:table-row>
          <table:table-row>
            <table:table-cell office:value-type="string">
              <text:p>Vizzini</text:p>
            </table:table-cell>
            <table:table-cell office:value-type="float" office:value="130601.59999999999"/>
          </table:table-row>
          <table:table-row>
            <table:table-cell office:value-type="string">
              <text:p>Yousef</text:p>
            </table:table-cell>
            <table:table-cell office:value-type="float" office:value="19341.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156082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<text:s text:c="1"/>Miles<text:s text:c="1"/>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Age of the Car (Year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Miles Driven</text:p>
            </chart:title>
            <chart:grid chart:class="major" chart:style-name="GMa1"/>
          </chart:axis>
          <chart:series chart:label-cell-address="local-table.$C$1" chart:values-cell-range-address="local-table.$C$2:.$C$53" chart:class="chart:scatter" chart:attached-axis="primary-y" chart:style-name="G0S0">
            <chart:domain table:cell-range-address="local-table.$B$2:.$B$5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5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 Miles </text:p>
              </table:table-cell>
            </table:table-row>
          </table:table-header-rows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3708.1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3682.9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3867.6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4289.6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19341.7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22573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19421.099999999999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7556.3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20223.90000000000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22128.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22282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28464.799999999999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22188.5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24513.200000000001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22521.599999999999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27394.2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31144.400000000001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29102.3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40326.800000000003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36438.5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35137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37558.800000000003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30555.3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33477.199999999997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29601.9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42074.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44974.8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27534.799999999999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27637.1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46311.4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52699.4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42504.6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44946.5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52229.5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64467.4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68658.899999999994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50854.1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69891.899999999994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67829.100000000006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79420.600000000006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60389.5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83162.7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48114.2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77243.100000000006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64542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82374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80685.8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73444.399999999994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85928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93382.6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72527.199999999997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114660.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